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ba6037">1. orgバッファを評価</text:a></text:p>
          <text:p text:style-name="Contents_20_1"><text:a xlink:type="simple" xlink:href="#org9f3e494">2. ユーティリティ関数</text:a></text:p>
          <text:p text:style-name="Contents_20_2"><text:a xlink:type="simple" xlink:href="#org472a20c">2.1. サボっていると Kyoko さんに怒られる</text:a></text:p>
          <text:p text:style-name="Contents_20_2"><text:a xlink:type="simple" xlink:href="#org02ff522">2.2. org-buffer を dokuwiki 形式に変換し，kill-ring に格納</text:a></text:p>
          <text:p text:style-name="Contents_20_2"><text:a xlink:type="simple" xlink:href="#org42ed8e2">2.3. コンソールでカレントバッファのあるディレクトリに移動する</text:a></text:p>
          <text:p text:style-name="Contents_20_2"><text:a xlink:type="simple" xlink:href="#orgd1a006f">2.4. ファイルに含まれるテーブルを使って定時にアラートを表示する</text:a></text:p>
          <text:p text:style-name="Contents_20_2"><text:a xlink:type="simple" xlink:href="#org513908f">2.5. 頻繁に利用するファイルをring形式でたどる</text:a></text:p>
          <text:p text:style-name="Contents_20_2"><text:a xlink:type="simple" xlink:href="#org2fdc3ca">2.6. 引数のorgバッファを開く</text:a></text:p>
          <text:p text:style-name="Contents_20_2"><text:a xlink:type="simple" xlink:href="#org7ec25d3">2.7. orgバッファにいつものヘッダを追加する</text:a></text:p>
          <text:p text:style-name="Contents_20_2"><text:a xlink:type="simple" xlink:href="#org95adcd0">2.8. 議事録ひな形を書き入れる</text:a></text:p>
          <text:p text:style-name="Contents_20_2"><text:a xlink:type="simple" xlink:href="#org73d6203">2.9. ランダムの文字列を取得する</text:a></text:p>
          <text:p text:style-name="Contents_20_2"><text:a xlink:type="simple" xlink:href="#org34393c7">2.10. Auto-install をセットアップする</text:a></text:p>
          <text:p text:style-name="Contents_20_2"><text:a xlink:type="simple" xlink:href="#org32612a5">2.11. 行頭に"  - "を挿入する</text:a></text:p>
          <text:p text:style-name="Contents_20_3"><text:a xlink:type="simple" xlink:href="#org806bb16">2.11.1. キーバインド</text:a></text:p>
          <text:p text:style-name="Contents_20_2"><text:a xlink:type="simple" xlink:href="#org2786f0a">2.12. 日付などを簡単に挿入する</text:a></text:p>
          <text:p text:style-name="Contents_20_3"><text:a xlink:type="simple" xlink:href="#orgd931f38">2.12.1. キーバインド</text:a></text:p>
          <text:p text:style-name="Contents_20_2"><text:a xlink:type="simple" xlink:href="#orgeac39f1">2.13. XHTMLを利用したガントチャート生成</text:a></text:p>
          <text:p text:style-name="Contents_20_2"><text:a xlink:type="simple" xlink:href="#org5b56c44">2.14. 定期実行関数</text:a></text:p>
          <text:p text:style-name="Contents_20_2"><text:a xlink:type="simple" xlink:href="#orgafb5cc4">2.15. ブラウザの設定</text:a></text:p>
          <text:p text:style-name="Contents_20_2"><text:a xlink:type="simple" xlink:href="#org8778ba9">2.16. ミニバッファに日時を表示</text:a></text:p>
          <text:p text:style-name="Contents_20_2"><text:a xlink:type="simple" xlink:href="#org4e7f5dc">2.17. バックアップファイルの削除</text:a></text:p>
          <text:p text:style-name="Contents_20_2"><text:a xlink:type="simple" xlink:href="#orgdb83bc5">2.18. 日中と夜中でテーマを切り替える</text:a></text:p>
          <text:p text:style-name="Contents_20_2"><text:a xlink:type="simple" xlink:href="#orge96c1c4">2.19. その他</text:a></text:p>
          <text:p text:style-name="Contents_20_1"><text:a xlink:type="simple" xlink:href="#org74dfd58">3. 未設定／テスト中</text:a></text:p>
          <text:p text:style-name="Contents_20_2"><text:a xlink:type="simple" xlink:href="#orgd7ec8c7">3.1. byte-compile の警告を抑制する</text:a></text:p>
          <text:p text:style-name="Contents_20_2"><text:a xlink:type="simple" xlink:href="#org35f852f">3.2. [window-resizer.el] 分割したウィンドウサイズを変更する</text:a></text:p>
          <text:p text:style-name="Contents_20_2"><text:a xlink:type="simple" xlink:href="#org22528ee">3.3. [idle-requie]</text:a></text:p>
          <text:p text:style-name="Contents_20_2"><text:a xlink:type="simple" xlink:href="#orga635297">3.4. [pdf-preview]</text:a></text:p>
          <text:p text:style-name="Contents_20_2"><text:a xlink:type="simple" xlink:href="#org5cd9401">3.5. [EasyPG]</text:a></text:p>
          <text:p text:style-name="Contents_20_2"><text:a xlink:type="simple" xlink:href="#org248342a">3.6. [eblook]</text:a></text:p>
          <text:p text:style-name="Contents_20_2"><text:a xlink:type="simple" xlink:href="#org78fce93">3.7. [iBuffer]</text:a></text:p>
          <text:p text:style-name="Contents_20_2"><text:a xlink:type="simple" xlink:href="#org6bf94e5">3.8. UUID をファイル名にして所定のディレクトリにコピー／移動</text:a></text:p>
          <text:p text:style-name="Contents_20_2"><text:a xlink:type="simple" xlink:href="#orgdbb19f8">3.9. キーバインド</text:a></text:p>
          <text:p text:style-name="Contents_20_1"><text:a xlink:type="simple" xlink:href="#orge9209a4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cba6037"/>
<text:bookmark text:name="orgcba6037"/>orgバッファを評価
<text:bookmark-end text:name="OrgXref.orgcba6037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<text:span text:style-name="OrgSrcFontLockKeywordFace">or</text:span><text:s/>(string=<text:s/>(buffer-name)<text:s/><text:span text:style-name="OrgSrcFontLockStringFace">"init.org"</text:span>)</text:p>
      <text:p text:style-name="OrgSrcBlock"><text:s/><text:s/><text:s/><text:s/><text:s/><text:s/><text:s/><text:s/><text:s/><text:s/><text:s/><text:s/><text:s/><text:s/><text:s/>(string=<text:s/>(buffer-name)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9f3e494"/>
<text:bookmark text:name="org9f3e494"/>ユーティリティ関数
<text:bookmark-end text:name="OrgXref.org9f3e494"/></text:h>
      <text:h text:style-name="Heading_20_2" text:outline-level="2" text:is-list-header="false">
<text:bookmark-start text:name="OrgXref.org472a20c"/>
<text:bookmark text:name="org472a20c"/>サボっていると Kyoko さんに怒られる
<text:bookmark-end text:name="OrgXref.org472a20c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02ff522"/>
<text:bookmark text:name="org02ff522"/>org-buffer を dokuwiki 形式に変換し，kill-ring に格納
<text:bookmark-end text:name="OrgXref.org02ff522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42ed8e2"/>
<text:bookmark text:name="org42ed8e2"/>コンソールでカレントバッファのあるディレクトリに移動する
<text:bookmark-end text:name="OrgXref.org42ed8e2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d1a006f"/>
<text:bookmark text:name="orgd1a006f"/>ファイルに含まれるテーブルを使って定時にアラートを表示する
<text:bookmark-end text:name="OrgXref.orgd1a006f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oday.org"</text:span><text:s/>(buffer-name))</text:p>
      <text:p text:style-name="OrgSrcBlock"><text:s/><text:s/><text:s/><text:s/>(set-alarms-from-file<text:s/><text:span text:style-name="OrgSrcFontLockStringFace">"~/Dropbox/org/today.org"</text:span>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(<text:span text:style-name="OrgSrcFontLockKeywordFace">when</text:span><text:s/>(eval-after-autoload-if-found</text:p>
      <text:p text:style-name="OrgSrcBlock"><text:s/><text:s/><text:s/><text:s/><text:s/><text:s/><text:s/>'(todochiku-message)<text:s/><text:span text:style-name="OrgSrcFontLockStringFace">"todochiku"</text:span><text:s/>nil<text:s/>t<text:s/>nil</text:p>
      <text:p text:style-name="OrgSrcBlock"><text:s/><text:s/><text:s/><text:s/><text:s/><text:s/><text:s/>'((<text:span text:style-name="OrgSrcFontLockKeywordFace">setq</text:span><text:s/>todochiku-icons-directory<text:s/><text:span text:style-name="OrgSrcFontLockStringFace">"~/Dropbox/emacs.d/todochiku-icons"</text:span>)</text:p>
      <text:p text:style-name="OrgSrcBlock"><text:s/><text:s/><text:s/><text:s/><text:s/><text:s/><text:s/><text:s/><text:s/>(add-to-list<text:s/>'todochiku-icons<text:s/>'(emacs<text:s/>.<text:s/><text:span text:style-name="OrgSrcFontLockStringFace">"emacs.png"</text:span>))</text:p>
      <text:p text:style-name="OrgSrcBlock"><text:s/><text:s/><text:s/><text:s/><text:s/><text:s/><text:s/><text:s/><text:s/>))</text:p>
      <text:p text:style-name="OrgSrcBlock"><text:s/><text:s/>(<text:span text:style-name="OrgSrcFontLockKeywordFace">require</text:span><text:s/>'<text:span text:style-name="OrgSrcFontLockConstantFace">cl</text:span>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513908f"/>
<text:bookmark text:name="org513908f"/>頻繁に利用するファイルをring形式でたどる
<text:bookmark-end text:name="OrgXref.org513908f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2fdc3ca"/>
<text:bookmark text:name="org2fdc3ca"/>引数のorgバッファを開く
<text:bookmark-end text:name="OrgXref.org2fdc3c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7ec25d3"/>
<text:bookmark text:name="org7ec25d3"/>orgバッファにいつものヘッダを追加する
<text:bookmark-end text:name="OrgXref.org7ec25d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LastLine"><text:s/><text:s/><text:s/><text:s/><text:s/><text:s/>(org-end-of-line))))</text:p>
      <text:h text:style-name="Heading_20_2" text:outline-level="2" text:is-list-header="false">
<text:bookmark-start text:name="OrgXref.org95adcd0"/>
<text:bookmark text:name="org95adcd0"/>議事録ひな形を書き入れる
<text:bookmark-end text:name="OrgXref.org95adcd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73d6203"/>
<text:bookmark text:name="org73d6203"/>ランダムの文字列を取得する
<text:bookmark-end text:name="OrgXref.org73d6203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34393c7"/>
<text:bookmark text:name="org34393c7"/>Auto-install をセットアップする
<text:bookmark-end text:name="OrgXref.org34393c7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32612a5"/>
<text:bookmark text:name="org32612a5"/>行頭に"  - "を挿入する
<text:bookmark-end text:name="OrgXref.org32612a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3" text:outline-level="3" text:is-list-header="false">
<text:bookmark-start text:name="OrgXref.org806bb16"/>
<text:bookmark text:name="org806bb16"/>キーバインド
<text:bookmark-end text:name="OrgXref.org806bb16"/></text:h>
      <text:p text:style-name="Text_20_body"><text:span text:style-name="OrgCode">C-u C-M--</text:span> とすれば，[ ] を付加できます．<text:line-break/></text:p>
      <text:p text:style-name="OrgSrcBlockLastLine">(global-set-key<text:s/>(kbd<text:s/><text:span text:style-name="OrgSrcFontLockStringFace">"C-M--"</text:span>)<text:s/>'add-itemize-head)</text:p>
      <text:h text:style-name="Heading_20_2" text:outline-level="2" text:is-list-header="false">
<text:bookmark-start text:name="OrgXref.org2786f0a"/>
<text:bookmark text:name="org2786f0a"/>日付などを簡単に挿入する
<text:bookmark-end text:name="OrgXref.org2786f0a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d931f38"/>
<text:bookmark text:name="orgd931f38"/>キーバインド
<text:bookmark-end text:name="OrgXref.orgd931f38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eac39f1"/>
<text:bookmark text:name="orgeac39f1"/>XHTMLを利用したガントチャート生成
<text:bookmark-end text:name="OrgXref.orgeac39f1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5b56c44"/>
<text:bookmark text:name="org5b56c44"/>定期実行関数
<text:bookmark-end text:name="OrgXref.org5b56c44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afb5cc4"/>
<text:bookmark text:name="orgafb5cc4"/>ブラウザの設定
<text:bookmark-end text:name="OrgXref.orgafb5cc4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my:browse-url-chrome)<text:s/><text:span text:style-name="OrgSrcFontLockStringFace">"browse-url"</text:span><text:s/>nil<text:s/>t<text:s/>nil</text:p>
      <text:p text:style-name="OrgSrcBlock"><text:s/>'((<text:span text:style-name="OrgSrcFontLockKeywordFace">defun</text:span><text:s/><text:span text:style-name="OrgSrcFontLockFunctionNameFace">my:browse-url-chrome</text:span><text:s/>(url<text:s/><text:span text:style-name="OrgSrcFontLockTypeFace">&amp;optional</text:span><text:s/>new-window)</text:p>
      <text:p text:style-name="OrgSrcBlock"><text:s/><text:s/><text:s/><text:s/><text:s/><text:span text:style-name="OrgSrcFontLockDocFace">"Set<text:s/>default<text:s/>browser<text:s/>to<text:s/>open<text:s/>a<text:s/>URL"</text:span></text:p>
      <text:p text:style-name="OrgSrcBlock"><text:s/><text:s/><text:s/><text:s/><text:s/>(<text:span text:style-name="OrgSrcFontLockKeywordFace">interactive</text:span><text:s/>(browse-url-interactive-arg<text:s/><text:span text:style-name="OrgSrcFontLockStringFace">"URL:<text:s/>"</text:span>))</text:p>
      <text:p text:style-name="OrgSrcBlock"><text:s/><text:s/><text:s/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/><text:s/><text:s/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<text:s/><text:s/><text:s/>(<text:span text:style-name="OrgSrcFontLockKeywordFace">when</text:span><text:s/>(not<text:s/>(eq<text:s/>window-system<text:s/>'ns))</text:p>
      <text:p text:style-name="OrgSrcBlock"><text:s/><text:s/><text:s/><text:s/><text:s/>(<text:span text:style-name="OrgSrcFontLockKeywordFace">setq</text:span><text:s/>browse-url-browser-function<text:s/>'browse-url-generic</text:p>
      <text:p text:style-name="OrgSrcBlock"><text:s/><text:s/><text:s/><text:s/><text:s/><text:s/><text:s/><text:s/><text:s/><text:s/><text:s/>browse-url-generic-program<text:s/><text:span text:style-name="OrgSrcFontLockStringFace">"google-chrome"</text:span>)</text:p>
      <text:p text:style-name="OrgSrcBlock"><text:s/><text:s/><text:s/><text:s/><text:s/>)</text:p>
      <text:p text:style-name="OrgSrcBlock"><text:s/><text:s/><text:s/>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8778ba9"/>
<text:bookmark text:name="org8778ba9"/>ミニバッファに日時を表示
<text:bookmark-end text:name="OrgXref.org8778ba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4e7f5dc"/>
<text:bookmark text:name="org4e7f5dc"/>バックアップファイルの削除
<text:bookmark-end text:name="OrgXref.org4e7f5dc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text:s/>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db83bc5"/>
<text:bookmark text:name="orgdb83bc5"/>日中と夜中でテーマを切り替える
<text:bookmark-end text:name="OrgXref.orgdb83bc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00">#91C3FF</text:span><text:span text:style-name="OrgSrcFontLockStringFace">"</text:span>)</text:p>
      <text:p text:style-name="OrgSrcBlock"><text:s/><text:s/><text:s/><text:s/>(load-theme<text:s/>'dayl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"><text:s/><text:s/><text:s/><text:s/>(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<text:span text:style-name="OrgSrcFontLockCommentDelimiterFace">;;<text:s/><text:s/><text:s/><text:s/></text:span><text:span text:style-name="OrgSrcFontLockCommentFace">(set-face-background<text:s/>'hl-line<text:s/>"</text:span><text:span text:style-name="OrgSrcDefault0001">#484c5c</text:span><text:span text:style-name="OrgSrcFontLockCommentFace">")</text:span>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02">#8599ff</text:span><text:span text:style-name="OrgSrcFontLockStringFace">"</text:span>)</text:p>
      <text:p text:style-name="OrgSrcBlock"><text:s/><text:s/><text:s/><text:s/>(load-theme<text:s/>'n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LastLine"><text:s/><text:s/><text:s/><text:s/>(reset-font-size)))</text:p>
      <text:h text:style-name="Heading_20_2" text:outline-level="2" text:is-list-header="false">
<text:bookmark-start text:name="OrgXref.orge96c1c4"/>
<text:bookmark text:name="orge96c1c4"/>その他
<text:bookmark-end text:name="OrgXref.orge96c1c4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A<text:s/>modified.<text:s/>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LastLine"><text:s/><text:s/><text:s/><text:s/><text:s/><text:s/>(<text:span text:style-name="OrgSrcFontLockKeywordFace">setq</text:span><text:s/>tl<text:s/>(cdr<text:s/>tl)))))</text:p>
      <text:h text:style-name="Heading_20_1" text:outline-level="1" text:is-list-header="false">
<text:bookmark-start text:name="OrgXref.org74dfd58"/>
<text:bookmark text:name="org74dfd58"/>未設定／テスト中
<text:bookmark-end text:name="OrgXref.org74dfd58"/></text:h>
      <text:h text:style-name="Heading_20_2" text:outline-level="2" text:is-list-header="false">
<text:bookmark-start text:name="OrgXref.orgd7ec8c7"/>
<text:bookmark text:name="orgd7ec8c7"/>byte-compile の警告を抑制する
<text:bookmark-end text:name="OrgXref.orgd7ec8c7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35f852f"/>
<text:bookmark text:name="org35f852f"/>[window-resizer.el] 分割したウィンドウサイズを変更する
<text:bookmark-end text:name="OrgXref.org35f852f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22528ee"/>
<text:bookmark text:name="org22528ee"/>[idle-requie]
<text:bookmark-end text:name="OrgXref.org22528ee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a635297"/>
<text:bookmark text:name="orga635297"/>[pdf-preview]
<text:bookmark-end text:name="OrgXref.orga635297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5cd9401"/>
<text:bookmark text:name="org5cd9401"/>[EasyPG]
<text:bookmark-end text:name="OrgXref.org5cd9401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248342a"/>
<text:bookmark text:name="org248342a"/>[eblook]
<text:bookmark-end text:name="OrgXref.org248342a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78fce93"/>
<text:bookmark text:name="org78fce93"/>[iBuffer]
<text:bookmark-end text:name="OrgXref.org78fce93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6bf94e5"/>
<text:bookmark text:name="org6bf94e5"/>UUID をファイル名にして所定のディレクトリにコピー／移動
<text:bookmark-end text:name="OrgXref.org6bf94e5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text:s/></text:p>
      <text:p text:style-name="OrgSrcBlock"><text:s/><text:s/><text:s/><text:s/><text:s/><text:s/><text:s/><text:s/><text:s/>(<text:span text:style-name="OrgSrcFontLockKeywordFace">if</text:span><text:s/>overwrite<text:s/>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dbb19f8"/>
<text:bookmark text:name="orgdbb19f8"/>キーバインド
<text:bookmark-end text:name="OrgXref.orgdbb19f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e9209a4"/>
<text:bookmark text:name="orge9209a4"/>provide
<text:bookmark-end text:name="OrgXref.orge9209a4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02" style:family="text">
      <style:text-properties fo:color="nil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FontLockTypeFace" style:family="text">
      <style:text-properties fo:color="#24992c"/>
    </style:style>
    <style:style style:name="OrgSrcFontLockConstantFace" style:family="text">
      <style:text-properties fo:color="#009b9c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000000"/>
    </style:style>
    <style:style style:name="OrgSrcFontLockRegexpGroupingBackslash" style:family="text">
      <style:text-properties fo:color="#000000"/>
    </style:style>
    <style:style style:name="OrgSrcFontLockBuiltinFace" style:family="text">
      <style:text-properties fo:color="#5a529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WarningFace" style:family="text">
      <style:text-properties fo:color="#ff2600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6-09-02T15:57:58</dc:date>
    <meta:creation-date>2016-09-02T15:57:58</meta:creation-date>
    <meta:generator>Emacs 25.1.1 (Org mode 8.3.4)</meta:generator>
    <meta:keyword/>
    <dc:subject/>
    <dc:title>ユーティリティ関数群</dc:title>
  </office:meta>
</office:document-meta>
</file>